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239.64mm"/>
    </style:style>
    <style:style style:name="co13" style:family="table-column">
      <style:table-column-properties fo:break-before="auto" style:column-width="103.21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218.95mm"/>
    </style:style>
    <style:style style:name="co14" style:family="table-column">
      <style:table-column-properties fo:break-before="auto" style:column-width="107.56mm"/>
    </style:style>
    <style:style style:name="co1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 style:text-position=""/>
    </style:style>
    <style:style style:name="ce13" style:family="table-cell" style:parent-style-name="Default">
      <style:table-cell-properties fo:wrap-option="wrap"/>
      <style:text-properties style:use-window-font-color="true" style:text-position=""/>
    </style:style>
    <style:style style:name="ce14" style:family="table-cell" style:parent-style-name="Default">
      <style:table-cell-properties fo:wrap-option="wrap"/>
      <style:text-properties style:use-window-font-color="true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fo:background-color="transparent" fo:wrap-option="wrap"/>
      <style:text-properties fo:color="#996600" style:text-position="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position=""/>
    </style:style>
    <style:style style:name="ce19" style:family="table-cell" style:parent-style-name="Default">
      <style:table-cell-properties fo:wrap-option="wrap"/>
      <style:text-properties fo:color="#330099" style:text-position=""/>
    </style:style>
    <style:style style:name="ce2" style:family="table-cell" style:parent-style-name="Default">
      <style:text-properties fo:color="#009900" style:text-position=""/>
    </style:style>
    <style:style style:name="ce20" style:family="table-cell" style:parent-style-name="Default">
      <style:table-cell-properties fo:wrap-option="wrap"/>
      <style:text-properties fo:color="#000066" style:text-position=""/>
    </style:style>
    <style:style style:name="ce21" style:family="table-cell" style:parent-style-name="Default">
      <style:table-cell-properties fo:wrap-option="wrap"/>
      <style:text-properties fo:color="#663300" style:text-position=""/>
    </style:style>
    <style:style style:name="ce22" style:family="table-cell" style:parent-style-name="Default">
      <style:table-cell-properties fo:wrap-option="wrap"/>
      <style:text-properties fo:color="#6600cc" style:text-position=""/>
    </style:style>
    <style:style style:name="ce23" style:family="table-cell" style:parent-style-name="Default">
      <style:table-cell-properties fo:wrap-option="wrap"/>
      <style:text-properties fo:color="#660066" style:text-position=""/>
    </style:style>
    <style:style style:name="ce24" style:family="table-cell" style:parent-style-name="Default">
      <style:table-cell-properties fo:background-color="transparent" fo:wrap-option="wrap"/>
      <style:text-properties style:text-position=""/>
    </style:style>
    <style:style style:name="ce2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text-position="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fo:color="#330099" style:text-position=""/>
    </style:style>
    <style:style style:name="ce3" style:family="table-cell" style:parent-style-name="Default">
      <style:table-cell-properties fo:background-color="#ffff00"/>
      <style:text-properties fo:color="#009900" style:text-position=""/>
    </style:style>
    <style:style style:name="ce30" style:family="table-cell" style:parent-style-name="Default">
      <style:text-properties fo:color="#000066" style:text-position=""/>
    </style:style>
    <style:style style:name="ce31" style:family="table-cell" style:parent-style-name="Default">
      <style:table-cell-properties fo:background-color="#ffff00"/>
      <style:text-properties style:use-window-font-color="true" style:text-position=""/>
    </style:style>
    <style:style style:name="ce32" style:family="table-cell" style:parent-style-name="Default">
      <style:text-properties style:use-window-font-color="true" style:text-position="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ext-properties fo:color="#000000" style:text-position=""/>
    </style:style>
    <style:style style:name="ce36" style:family="table-cell" style:parent-style-name="Default">
      <style:text-properties fo:color="#000000" style:text-line-through-style="solid" style:text-line-through-type="single" style:text-position=""/>
    </style:style>
    <style:style style:name="ce37" style:family="table-cell" style:parent-style-name="Default">
      <style:text-properties fo:color="#000099" style:text-position=""/>
    </style:style>
    <style:style style:name="ce38" style:family="table-cell" style:parent-style-name="Default">
      <style:text-properties fo:color="#808080" style:text-position=""/>
    </style:style>
    <style:style style:name="ce39" style:family="table-cell" style:parent-style-name="Default">
      <style:table-cell-properties fo:background-color="#ffff00"/>
      <style:text-properties fo:color="#330099" style:text-position=""/>
    </style:style>
    <style:style style:name="ce4" style:family="table-cell" style:parent-style-name="Default">
      <style:table-cell-properties fo:wrap-option="wrap"/>
      <style:text-properties fo:color="#009900"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 style:text-position="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 style:text-position=""/>
    </style:style>
    <style:style style:name="ce8" style:family="table-cell" style:parent-style-name="Default">
      <style:table-cell-properties fo:background-color="#ffff99"/>
      <style:text-properties fo:color="#cccccc"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ext-properties fo:color="#009900"/>
    </style:style>
    <style:style style:name="ce53" style:family="table-cell" style:parent-style-name="Default">
      <style:table-cell-properties fo:background-color="#ffff00"/>
      <style:text-properties fo:color="#009900"/>
    </style:style>
    <style:style style:name="ce54" style:family="table-cell" style:parent-style-name="Default">
      <style:table-cell-properties fo:wrap-option="wrap"/>
      <style:text-properties fo:color="#009900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8" style:family="table-cell" style:parent-style-name="Default">
      <style:table-cell-properties fo:background-color="#ffff99"/>
      <style:text-properties fo:color="#cccccc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style:text-line-through-style="solid" style:text-line-through-type="single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fo:wrap-option="wrap"/>
      <style:text-properties fo:color="#330099"/>
    </style:style>
    <style:style style:name="ce63" style:family="table-cell" style:parent-style-name="Default">
      <style:table-cell-properties fo:wrap-option="wrap"/>
      <style:text-properties style:use-window-font-color="true"/>
    </style:style>
    <style:style style:name="ce6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65" style:family="table-cell" style:parent-style-name="Default">
      <style:table-cell-properties fo:background-color="transparent" fo:wrap-option="wrap"/>
      <style:text-properties fo:color="#330099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background-color="transparent" fo:wrap-option="wrap"/>
      <style:text-properties fo:color="#996600"/>
    </style:style>
    <style:style style:name="ce68" style:family="table-cell" style:parent-style-name="Default">
      <style:table-cell-properties fo:background-color="transparent" fo:wrap-option="wrap"/>
      <style:text-properties style:use-window-font-color="true"/>
    </style:style>
    <style:style style:name="ce69" style:family="table-cell" style:parent-style-name="Default">
      <style:table-cell-properties fo:wrap-option="wrap"/>
      <style:text-properties fo:color="#330099"/>
    </style:style>
    <style:style style:name="ce70" style:family="table-cell" style:parent-style-name="Default">
      <style:table-cell-properties fo:wrap-option="wrap"/>
      <style:text-properties fo:color="#000066"/>
    </style:style>
    <style:style style:name="ce71" style:family="table-cell" style:parent-style-name="Default">
      <style:table-cell-properties fo:wrap-option="wrap"/>
      <style:text-properties fo:color="#663300"/>
    </style:style>
    <style:style style:name="ce72" style:family="table-cell" style:parent-style-name="Default">
      <style:table-cell-properties fo:wrap-option="wrap"/>
      <style:text-properties fo:color="#6600cc"/>
    </style:style>
    <style:style style:name="ce73" style:family="table-cell" style:parent-style-name="Default">
      <style:table-cell-properties fo:wrap-option="wrap"/>
      <style:text-properties fo:color="#660066"/>
    </style:style>
    <style:style style:name="ce74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ext-properties style:font-name="Liberation Sans" style:font-name-asian="Droid Sans Fallback" style:font-name-complex="FreeSans"/>
    </style:style>
    <style:style style:name="ce76" style:family="table-cell" style:parent-style-name="Default">
      <style:text-properties fo:color="#330099" style:font-name="Liberation Sans" style:font-name-asian="Droid Sans Fallback" style:font-name-complex="FreeSans"/>
    </style:style>
    <style:style style:name="ce77" style:family="table-cell" style:parent-style-name="Default">
      <style:text-properties style:use-window-font-color="true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color="#330099"/>
    </style:style>
    <style:style style:name="ce80" style:family="table-cell" style:parent-style-name="Default">
      <style:text-properties fo:color="#000066"/>
    </style:style>
    <style:style style:name="ce81" style:family="table-cell" style:parent-style-name="Default">
      <style:table-cell-properties fo:background-color="#ffff00"/>
      <style:text-properties style:use-window-font-color="true"/>
    </style:style>
    <style:style style:name="ce8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8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ext-properties fo:color="#000000" style:text-line-through-style="solid" style:text-line-through-type="single"/>
    </style:style>
    <style:style style:name="ce87" style:family="table-cell" style:parent-style-name="Default">
      <style:text-properties fo:color="#000099"/>
    </style:style>
    <style:style style:name="ce88" style:family="table-cell" style:parent-style-name="Default">
      <style:text-properties fo:color="#808080"/>
    </style:style>
    <style:style style:name="ce89" style:family="table-cell" style:parent-style-name="Default">
      <style:table-cell-properties fo:background-color="#ffff00"/>
      <style:text-properties fo:color="#330099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9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wrap-option="wrap"/>
      <style:text-properties fo:color="#666666"/>
    </style:style>
    <style:style style:name="ce9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ext-properties fo:color="#666666"/>
    </style:style>
    <style:style style:name="ce9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1" style:family="table-cell" style:parent-style-name="Default" style:data-style-name="N11"/>
    <style:style style:name="T1" style:family="text">
      <style:text-properties style:font-name-asian="Droid Sans Fallback" style:font-name-complex="FreeSans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style:font-name-asian="Droid Sans Fallback" style:font-name-complex="FreeSans"/>
    </style:style>
    <style:style style:name="T10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11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12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13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5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16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10" table:default-cell-style-name="ce92"/>
        <table:table-column table:style-name="co11" table:default-cell-style-name="ce66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8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8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9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8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8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9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8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91" office:value-type="float" office:value="6" calcext:value-type="float">
            <text:p>6</text:p>
          </table:table-cell>
          <table:table-cell table:style-name="ce9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98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9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8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90" office:value-type="float" office:value="8" calcext:value-type="float">
            <text:p>8</text:p>
          </table:table-cell>
          <table:table-cell/>
          <table:table-cell table:style-name="ce8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9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8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9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9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8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9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8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9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80" office:value-type="string" calcext:value-type="string">
            <text:p>The Vichy regime of Henri Pétain killed 65,000 French Jews</text:p>
          </table:table-cell>
          <table:table-cell table:style-name="ce8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90" office:value-type="float" office:value="14" calcext:value-type="float">
            <text:p>14</text:p>
          </table:table-cell>
          <table:table-cell office:value-type="string" calcext:value-type="string">
            <text:p>&lt;(#{<text:span text:style-name="T10">rel</text:span>}#VERB)&lt;(<text:span text:style-name="T11">nsubj|nsubjpass</text:span>#{<text:span text:style-name="T12">arg</text:span>}#NNP|NN|PRP)(<text:span text:style-name="T13">prep</text:span>##IN)&lt;(<text:span text:style-name="T11">pobj</text:span>#{q_unit}#NNP|NN)&lt;(<text:span text:style-name="T12">num</text:span><text:span text:style-name="T14">#{q_value}#CD)&gt;&gt;&gt;&gt;</text:span></text:p>
          </table:table-cell>
          <table:table-cell table:style-name="ce8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90" office:value-type="float" office:value="15" calcext:value-type="float">
            <text:p>15</text:p>
          </table:table-cell>
          <table:table-cell/>
          <table:table-cell table:style-name="ce8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9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8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9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12">attr</text:span>#{q_unit}#NNP|NN)&lt;(<text:span text:style-name="T12">num</text:span>#{q_modifier}#CD)&lt;(number#{q_value}#CD)&gt;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90" office:value-type="float" office:value="18" calcext:value-type="float">
            <text:p>18</text:p>
          </table:table-cell>
          <table:table-cell table:style-name="ce94" office:value-type="string" calcext:value-type="string">
            <text:p>&lt;(#is|are|was|were#VERB)&lt;(<text:span text:style-name="T12">attr</text:span>#total#NN)&lt;(<text:span text:style-name="T12">prep</text:span>#of#IN)&lt;(<text:span text:style-name="T12">pobj</text:span>#{q_unit}#NNP|NN)&lt;(<text:span text:style-name="T15">num</text:span>#{q_value}#CD)(<text:span text:style-name="T12">prep</text:span>##IN)&lt;(<text:span text:style-name="T16">pobj</text:span>#{<text:span text:style-name="T12">arg</text:span><text:span text:style-name="T14">}#NNP|NN|PRP)&gt;&gt;&gt;&gt;&gt;&gt;</text:span></text:p>
          </table:table-cell>
          <table:table-cell table:style-name="ce8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90" office:value-type="float" office:value="19" calcext:value-type="float">
            <text:p>19</text:p>
          </table:table-cell>
          <table:table-cell table:style-name="ce95" office:value-type="string" calcext:value-type="string">
            <text:p>&lt;(#is|are|was|were#VERB)&lt;(<text:span text:style-name="T12">attr</text:span>#{q_unit}#NNP|NN)&lt;(<text:span text:style-name="T12">num</text:span>#{q_value}#CD)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100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rel</text:span>}#NNP|NN)&lt;(<text:span text:style-name="T12">prep</text:span>#of|for#IN)&lt;(<text:span text:style-name="T13">pobj</text:span>#{<text:span text:style-name="T11">arg</text:span>}#NNP|NN|PRP)&gt;&gt;(<text:span text:style-name="T12">attr</text:span><text:span text:style-name="T14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6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6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&lt;(#{<text:span text:style-name="T12">rel</text:span>}#VERB)&lt;(<text:span text:style-name="T12">nsubj</text:span>#{quantity}#.+)(<text:span text:style-name="T15">prep</text:span>#in#IN)&lt;(<text:span text:style-name="T11">pobj</text:span>#{<text:span text:style-name="T12">arg</text:span><text:span text:style-name="T14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arg</text:span>}#NNP|NN|PRP)(<text:span text:style-name="T12">acomp</text:span>|<text:span text:style-name="T13">advmod</text:span>#{<text:span text:style-name="T11">rel</text:span>}#JJ|RB)&lt;(<text:span text:style-name="T12">npadvmod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&lt;(#has|have|had#VERB)&lt;(<text:span text:style-name="T10">nsubj</text:span>#{<text:span text:style-name="T11">arg</text:span>}#NNP|NN|PRP)(<text:span text:style-name="T12">dobj</text:span>#{quantity}#.+)&lt;(<text:span text:style-name="T13">prep</text:span>#of#IN)&lt;(<text:span text:style-name="T11">pobj</text:span>#{<text:span text:style-name="T12">rel</text:span><text:span text:style-name="T14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&lt;(##VERB)&lt;(<text:span text:style-name="T12">attr|acomp</text:span>#{quantity}#.+)(<text:span text:style-name="T12">nsubj</text:span>#{<text:span text:style-name="T15">rel</text:span>}#NNP|NN)&lt;(<text:span text:style-name="T11">poss</text:span>#{<text:span text:style-name="T12">arg</text:span><text:span text:style-name="T14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6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&lt;(#{<text:span text:style-name="T10">rel</text:span>}#VERB)&lt;(<text:span text:style-name="T16">dobj</text:span>#{quantity}#.+)(<text:span text:style-name="T12">nsubj</text:span>#{<text:span text:style-name="T12">arg</text:span><text:span text:style-name="T14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&lt;(#{<text:span text:style-name="T10">rel</text:span>}#VERB)&lt;(<text:span text:style-name="T11">nsubj</text:span>|<text:span text:style-name="T12">nsubjpass</text:span>#{<text:span text:style-name="T13">arg</text:span>}#NNP|NN|PRP)(<text:span text:style-name="T11">prep</text:span>##IN)&lt;(<text:span text:style-name="T12">pobj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6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&lt;(#is|are|was|were#VERB)&lt;(<text:span text:style-name="T10">attr</text:span>#total#NN)&lt;(<text:span text:style-name="T11">prep</text:span>#of#IN)&lt;(<text:span text:style-name="T12">pobj</text:span>#{quantity}#.+)&lt;(<text:span text:style-name="T13">prep</text:span>##IN)&lt;(<text:span text:style-name="T11">pobj</text:span>#{<text:span text:style-name="T12">arg</text:span><text:span text:style-name="T14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T</text:p>
          </table:table-cell>
          <table:table-cell/>
          <table:table-cell table:style-name="ce78"/>
        </table:table-row>
        <table:table-row table:style-name="ro1">
          <table:table-cell table:number-columns-repeated="3"/>
          <table:table-cell table:style-name="ce99" office:value-type="string" calcext:value-type="string">
            <text:p>sentences</text:p>
          </table:table-cell>
          <table:table-cell table:style-name="ce100" office:value-type="float" office:value="21" calcext:value-type="float">
            <text:p>21</text:p>
          </table:table-cell>
          <table:table-cell table:style-name="ce100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googleSearch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numrelkb_testdata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rel</text:span>}#NNP|NN)&lt;(<text:span text:style-name="T12">prep</text:span>#of|for#IN)&lt;(<text:span text:style-name="T12">pobj</text:span>#{<text:span text:style-name="T12">arg</text:span>}#NNP|NN|PRP)&gt;&gt;(<text:span text:style-name="T12">attr</text:span>#{quantity}#.+)&gt;&gt;</text:p>
          </table:table-cell>
          <table:table-cell/>
          <table:table-cell table:style-name="ce78" office:value-type="string" calcext:value-type="string">
            <text:p>newswire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6"/>
          <table:table-cell/>
          <table:table-cell table:style-name="ce7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&lt;(#has|have|had#VERB)&lt;(<text:span text:style-name="T12">dobj</text:span>#{<text:span text:style-name="T12">rel</text:span>}#NNP|NN)&lt;(<text:span text:style-name="T12">prep</text:span>#of#IN)&lt;(<text:span text:style-name="T12">pobj</text:span>#{quantity}#.+)&gt;&gt;(<text:span text:style-name="T12">nsubj</text:span>#{<text:span text:style-name="T12">arg</text:span>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arg</text:span>}#NNP|NN|PRP)(<text:span text:style-name="T12">acomp</text:span>|<text:span text:style-name="T12">advmod</text:span>#{<text:span text:style-name="T12">rel</text:span>}#JJ|RB)&lt;(<text:span text:style-name="T12">npadvmod</text:span>#{quantity}#.+)&gt;&gt;&gt;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&lt;(#has|have|had#VERB)&lt;(<text:span text:style-name="T12">nsubj</text:span>#{<text:span text:style-name="T12">arg</text:span>}#NNP|NN|PRP)(<text:span text:style-name="T12">dobj</text:span>#{quantity}#.+)&lt;(<text:span text:style-name="T12">prep</text:span>#of#IN)&lt;(<text:span text:style-name="T12">pobj</text:span>#{<text:span text:style-name="T12">rel</text:span>}#NNP|NN)&gt;&gt;&gt;&gt;</text:p>
          </table:table-cell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(files) * 3L(sentences per file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/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&lt;(##VERB)&lt;(<text:span text:style-name="T12">attr</text:span>|<text:span text:style-name="T12">acomp</text:span>#{quantity}#.+)(<text:span text:style-name="T12">nsubj</text:span>#{<text:span text:style-name="T12">rel</text:span>}#NNP|NN)&lt;(<text:span text:style-name="T12">poss</text:span>#{<text:span text:style-name="T12">arg</text:span>}#PRP\$)&gt;&gt;&gt;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/>
          <table:table-cell table:number-columns-repeated="2"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&lt;(#is|are|was|were#VERB)&lt;(<text:span text:style-name="T12">nsubj</text:span>#{<text:span text:style-name="T12">arg</text:span>}#NNP|NN|PRP)(<text:span text:style-name="T12">acomp</text:span>#{<text:span text:style-name="T12">rel</text:span>}#VERB)&lt;(<text:span text:style-name="T12">prep</text:span>##IN)&lt;(<text:span text:style-name="T12">pobj</text:span>#{quantity}#.+)&gt;&gt;&gt;&gt;</text:p>
          </table:table-cell>
          <table:table-cell/>
          <table:table-cell office:value-type="string" calcext:value-type="string">
            <text:p>0004wb-09</text:p>
          </table:table-cell>
          <table:table-cell table:style-name="ce101" office:value-type="percentage" office:value="0.63" calcext:value-type="percentage">
            <text:p>63.00%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0004wb-00</text:p>
          </table:table-cell>
          <table:table-cell table:style-name="ce101" office:value-type="percentage" office:value="0.797" calcext:value-type="percentage">
            <text:p>79.70%</text:p>
          </table:table-cell>
          <table:table-cell office:value-type="float" office:value="80.8" calcext:value-type="float">
            <text:p>80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0002wb-14</text:p>
          </table:table-cell>
          <table:table-cell table:style-name="ce101" office:value-type="percentage" office:value="0.77" calcext:value-type="percentage">
            <text:p>77.00%</text:p>
          </table:table-cell>
          <table:table-cell office:value-type="float" office:value="80.7" calcext:value-type="float">
            <text:p>80.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erage:</text:p>
          </table:table-cell>
          <table:table-cell table:style-name="ce101" office:value-type="percentage" office:value="0.73" calcext:value-type="percentage">
            <text:p>73.00%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97" office:value-type="string" calcext:value-type="string">
            <text:p>Final Seed Patter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rel}#NNP|NN)&lt;(prep#of|for#IN)&lt;(pobj#{arg}#NNP|NN|PRP)&gt;&gt;(attr#{quantity}#.+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|advmod#{rel}#JJ|RB)&lt;(npadvmod#{quantity}#.+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nsubj#{arg}#NNP|NN|PRP)(dobj#{quantity}#.+)&lt;(prep#of#IN)&lt;(pobj#{rel}#NNP|NN)&gt;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#VERB)&lt;(attr|acomp#{quantity}#.+)(nsubj#{rel}#NNP|NN)&lt;(poss#{arg}#PRP\$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 table:number-rows-repeated="104848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2" table:default-cell-style-name="ce16"/>
        <table:table-column table:style-name="co13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3:28:07.168359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5-31T13:28:35.877965679</dc:date>
    <meta:editing-duration>PT10H19M42S</meta:editing-duration>
    <meta:editing-cycles>83</meta:editing-cycles>
    <meta:generator>LibreOffice/4.4.2.2$Linux_X86_64 LibreOffice_project/40m0$Build-2</meta:generator>
    <meta:document-statistic meta:table-count="3" meta:cell-count="1199" meta:object-count="0"/>
  </office:meta>
</office:document-meta>
</file>